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5CA45DE4C2EB93A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909cm, 10.129cm, 20.535cm, 8.43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1cm" svg:height="8.714cm" svg:x="0.2cm" svg:y="0.101cm">
          <draw:image xlink:href="Pictures/10000000000005E8000007E05CA45DE4C2EB93A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2-10T15:59:56.554172528</dc:date>
    <meta:editing-duration>PT3M29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